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E4C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>
      <style:table-cell-properties style:vertical-align="middle" fo:background-color="#FFE4C4" style:repeat-content="false"/>
      <style:paragraph-properties fo:text-align="end" fo:margin-right="0cm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14">
      <style:table-cell-properties style:vertical-align="middle" fo:background-color="#FFE4C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4.31270833333333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able:cell-range-source table:name="HTML_all" table:last-column-spanned="2" table:last-row-spanned="16" xlink:href="http://172.17.1.1/cgi-bin/main.cgi?53" table:refresh-delay="PT0H1M0.000S"/>
            <text:p>Tempo funciona.</text:p>
          </table:table-cell>
          <table:table-cell office:value-type="string" table:style-name="ce3">
            <text:p>00:30.05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Previsão de corte de peça</text:p>
          </table:table-cell>
          <table:table-cell table:number-columns-repeated="16383" table:style-name="ce1"/>
        </table:table-row>
        <table:table-row table:style-name="ro1">
          <table:table-cell office:value-type="percentage" office:value="0.42" table:style-name="ce4">
            <text:p>42,00%</text:p>
          </table:table-cell>
          <table:table-cell office:value-type="string" table:style-name="ce3">
            <text:p>23H37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visão de fim de urdume</text:p>
          </table:table-cell>
          <table:table-cell table:number-columns-repeated="16383" table:style-name="ce1"/>
        </table:table-row>
        <table:table-row table:style-name="ro1">
          <table:table-cell office:value-type="percentage" office:value="0.67" table:style-name="ce4">
            <text:p>67,00%</text:p>
          </table:table-cell>
          <table:table-cell office:value-type="string" table:style-name="ce3">
            <text:p>222H49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rimento do teci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257.5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omprimento para cor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600.0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rodução(1Mi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0.27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ficiência(Turno atual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85.4%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ficiência(24H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55.5%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  <table:named-expressions>
          <table:named-range table:name="Conexão1" table:cell-range-address="Sheet1.$A$1:Sheet1.$B$16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827</meta:generator>
    <dc:creator>Promoda</dc:creator>
    <meta:creation-date>2022-02-23T08:37:15Z</meta:creation-date>
    <dc:date>2022-02-24T14:53:32Z</dc:date>
    <meta:editing-cycles>3</meta:editing-cycles>
    <meta:editing-duration>PT888S</meta:editing-duration>
  </office:meta>
</office:document-meta>
</file>